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6cm" fo:min-width="4.916cm"/>
    </style:style>
    <style:style style:name="gr2" style:family="graphic" style:parent-style-name="standard">
      <style:graphic-properties draw:textarea-horizontal-align="justify" draw:textarea-vertical-align="middle" draw:auto-grow-height="false" fo:min-height="1.011cm" fo:min-width="3.1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1.778cm" svg:x="7.985cm" svg:y="6.842cm">
          <text:p text:style-name="P1"><text:span text:style-name="T1">Keras</text:span></text:p>
          <text:p text:style-name="P1"><text:span text:style-name="T1">ZeroMQ s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397cm" svg:x="2.651cm" svg:y="11.16cm">
          <text:p text:style-name="P1"><text:span text:style-name="T2">Data generator</text:span></text:p>
          <text:p text:style-name="P1"><text:span text:style-name="T2">ZeroMQ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397cm" svg:x="6.715cm" svg:y="11.16cm">
          <text:p text:style-name="P1"><text:span text:style-name="T2">Data generator</text:span></text:p>
          <text:p text:style-name="P1"><text:span text:style-name="T2">ZeroMQ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397cm" svg:x="10.779cm" svg:y="11.16cm">
          <text:p text:style-name="P1"><text:span text:style-name="T2">Data generator</text:span></text:p>
          <text:p text:style-name="P1"><text:span text:style-name="T2">ZeroMQ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397cm" svg:x="14.843cm" svg:y="11.16cm">
          <text:p text:style-name="P1"><text:span text:style-name="T2">Data generator</text:span></text:p>
          <text:p text:style-name="P1"><text:span text:style-name="T2">ZeroMQ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4.683cm" svg:y1="11.16cm" svg:x2="8.239cm" svg:y2="8.62cm">
          <text:p/>
        </draw:line>
        <draw:line draw:style-name="gr3" draw:text-style-name="P4" draw:layer="layout" svg:x1="8.62cm" svg:y1="11.16cm" svg:x2="9.128cm" svg:y2="8.62cm">
          <text:p/>
        </draw:line>
        <draw:line draw:style-name="gr3" draw:text-style-name="P4" draw:layer="layout" svg:x1="12.557cm" svg:y1="11.16cm" svg:x2="11.922cm" svg:y2="8.62cm">
          <text:p/>
        </draw:line>
        <draw:line draw:style-name="gr3" draw:text-style-name="P4" draw:layer="layout" svg:x1="16.621cm" svg:y1="11.16cm" svg:x2="13.446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02:39:33.949453526</meta:creation-date>
    <dc:date>2018-02-19T02:47:22.386426637</dc:date>
    <meta:editing-duration>PT7M48S</meta:editing-duration>
    <meta:editing-cycles>1</meta:editing-cycles>
    <meta:document-statistic meta:object-count="9"/>
    <meta:generator>LibreOffice/5.1.6.2$Linux_X86_64 LibreOffice_project/10m0$Build-2</meta:generator>
  </office:meta>
</office:document-meta>
</file>